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B0000000BAD27F3F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language-asian="zh" style:country-asian="TW" style:font-size-complex="18pt"/>
    </style:style>
    <style:style style:name="P3" style:family="paragraph" style:parent-style-name="Standard">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4" style:family="paragraph" style:parent-style-name="Standard" style:master-page-name="">
      <style:paragraph-properties fo:margin-left="0cm" fo:margin-right="0cm" fo:line-height="150%" fo:text-align="start" style:justify-single-word="false" fo:text-indent="0cm" style:auto-text-indent="false" style:page-number="auto"/>
      <style:text-properties style:font-name="標楷體" fo:font-size="14pt" style:font-name-asian="標楷體" style:font-size-asian="14pt" style:language-asian="zh" style:country-asian="TW" style:font-size-complex="14pt"/>
    </style:style>
    <style:style style:name="P5" style:family="paragraph" style:parent-style-name="Standard" style:list-style-name="L1">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6" style:family="paragraph" style:parent-style-name="Standard" style:list-style-name="L5">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7" style:family="paragraph" style:parent-style-name="Standard" style:list-style-name="L2">
      <style:paragraph-properties fo:line-height="150%" fo:text-align="start" style:justify-single-word="false"/>
      <style:text-properties fo:font-size="14pt" style:font-name-asian="標楷體" style:font-size-asian="14pt" style:language-asian="zh" style:country-asian="TW" style:font-size-complex="14pt"/>
    </style:style>
    <style:style style:name="P8" style:family="paragraph" style:parent-style-name="Standard" style:list-style-name="L3">
      <style:paragraph-properties fo:line-height="150%" fo:text-align="start" style:justify-single-word="false"/>
      <style:text-properties fo:font-size="14pt" style:font-name-asian="標楷體" style:font-size-asian="14pt" style:language-asian="zh" style:country-asian="TW" style:font-size-complex="14pt"/>
    </style:style>
    <style:style style:name="P9" style:family="paragraph" style:parent-style-name="Standard" style:list-style-name="L4">
      <style:paragraph-properties fo:line-height="150%" fo:text-align="start" style:justify-single-word="false"/>
      <style:text-properties fo:font-size="14pt" style:font-name-asian="標楷體" style:font-size-asian="14pt" style:language-asian="zh" style:country-asian="TW" style:font-size-complex="14pt"/>
    </style:style>
    <style:style style:name="P10" style:family="paragraph" style:parent-style-name="Standard" style:list-style-name="L5">
      <style:paragraph-properties fo:line-height="150%"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list-style-name="L5">
      <style:paragraph-properties fo:line-height="150%" fo:text-align="start" style:justify-single-word="false"/>
      <style:text-properties fo:font-size="14pt" style:font-size-asian="14pt" style:font-size-complex="14pt"/>
    </style:style>
    <style:style style:name="P12" style:family="paragraph" style:parent-style-name="Standard" style:list-style-name="L5">
      <style:paragraph-properties fo:line-height="150%" fo:text-align="start" style:justify-single-word="false"/>
    </style:style>
    <style:style style:name="P13" style:family="paragraph" style:parent-style-name="Standard" style:list-style-name="L5">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T1" style:family="text">
      <style:text-properties style:language-asian="zh" style:country-asian="TW"/>
    </style:style>
    <style:style style:name="T2" style:family="text">
      <style:text-properties fo:font-variant="normal" fo:text-transform="none" fo:color="#000000" style:font-name="標楷體" fo:font-size="14pt" fo:letter-spacing="normal" fo:font-weight="normal" style:font-name-asian="標楷體" style:font-size-asian="14pt" style:language-asian="zh" style:country-asian="TW" style:font-style-asian="normal" style:font-weight-asian="normal" style:font-size-complex="14pt" style:font-weight-complex="normal"/>
    </style:style>
    <style:style style:name="T3" style:family="text">
      <style:text-properties fo:font-variant="normal" fo:text-transform="none" fo:color="#000000" style:font-name="標楷體" fo:letter-spacing="normal" style:font-name-asian="標楷體" style:language-asian="zh" style:country-asian="TW" style:font-style-asian="normal"/>
    </style:style>
    <style:style style:name="T4" style:family="text">
      <style:text-properties fo:font-variant="normal" fo:text-transform="none" fo:color="#000000" style:font-name="標楷體" fo:letter-spacing="normal" style:font-name-asian="標楷體" style:language-asian="zh" style:country-asian="TW" style:font-style-asian="normal" style:font-weight-asian="bold"/>
    </style:style>
    <style:style style:name="T5" style:family="text">
      <style:text-properties fo:font-variant="normal" fo:text-transform="none" fo:color="#000000" style:font-name="標楷體" fo:letter-spacing="normal" fo:language="en" fo:country="US" style:font-name-asian="標楷體" style:language-asian="zh" style:country-asian="TW" style:font-style-asian="normal"/>
    </style:style>
    <style:style style:name="T6" style:family="text">
      <style:text-properties fo:font-variant="normal" fo:text-transform="none" fo:color="#000000" style:font-name="標楷體" fo:letter-spacing="normal" fo:language="en" fo:country="US" fo:font-weight="bold" style:font-name-asian="標楷體" style:language-asian="zh" style:country-asian="TW" style:font-style-asian="normal"/>
    </style:style>
    <style:style style:name="T7" style:family="text">
      <style:text-properties fo:font-variant="normal" fo:text-transform="none" fo:color="#000000" style:font-name="標楷體" fo:letter-spacing="normal" fo:language="en" fo:country="US" fo:font-weight="bold" style:font-name-asian="標楷體" style:language-asian="zh" style:country-asian="TW" style:font-style-asian="normal" style:font-weight-asian="bold"/>
    </style:style>
    <style:style style:name="T8" style:family="text">
      <style:text-properties fo:font-variant="normal" fo:text-transform="none" fo:color="#000000" style:font-name="標楷體" fo:letter-spacing="normal" fo:language="en" fo:country="US" fo:font-weight="bold" style:font-name-asian="標楷體" style:language-asian="zh" style:country-asian="TW" style:font-style-asian="normal" style:font-weight-asian="bold" style:font-weight-complex="bold"/>
    </style:style>
    <style:style style:name="T9" style:family="text">
      <style:text-properties fo:font-variant="normal" fo:text-transform="none" fo:color="#000000" style:font-name="標楷體" fo:letter-spacing="normal" fo:language="en" fo:country="US" fo:font-weight="normal" style:font-name-asian="標楷體" style:language-asian="zh" style:country-asian="TW" style:font-style-asian="normal" style:font-weight-asian="normal" style:font-weight-complex="normal"/>
    </style:style>
    <style:style style:name="T10" style:family="text">
      <style:text-properties fo:font-variant="normal" fo:text-transform="none" fo:color="#000000" style:font-name="標楷體" fo:letter-spacing="normal" fo:font-weight="bold" style:font-name-asian="標楷體" style:language-asian="zh" style:country-asian="TW" style:font-style-asian="normal" style:font-weight-asian="bold" style:font-weight-complex="bold"/>
    </style:style>
    <style:style style:name="T11" style:family="text">
      <style:text-properties fo:font-variant="normal" fo:text-transform="none" fo:color="#000000" style:font-name="標楷體" fo:letter-spacing="normal" fo:font-weight="normal" style:font-name-asian="標楷體" style:language-asian="zh" style:country-asian="TW" style:font-style-asian="normal" style:font-weight-asian="normal" style:font-weight-complex="normal"/>
    </style:style>
    <style:style style:name="T12" style:family="text">
      <style:text-properties fo:language="en" fo:country="US"/>
    </style:style>
    <style:style style:name="T13" style:family="text">
      <style:text-properties fo:font-size="14pt" fo:font-weight="normal" style:font-name-asian="標楷體" style:font-size-asian="14pt" style:font-weight-asian="normal" style:font-size-complex="14pt" style:font-weight-complex="normal"/>
    </style:style>
    <style:style style:name="T14" style:family="text">
      <style:text-properties fo:font-size="14pt" fo:font-weight="normal" style:font-name-asian="標楷體" style:font-size-asian="14pt" style:language-asian="zh" style:country-asian="TW" style:font-weight-asian="normal" style:font-size-complex="14pt" style:font-weight-complex="normal"/>
    </style:style>
    <text:list-style style:name="L1">
      <text:list-level-style-number text:leve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一, 二, 三, ..." text:start-value="6">
        <style:list-level-properties text:list-level-position-and-space-mode="label-alignment">
          <style:list-level-label-alignment text:label-followed-by="nothing"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2">105年度10月份第2次主管會議紀錄</text:p>
      <text:p text:style-name="P2"/>
      <text:list xml:id="list7572543427111968007" text:style-name="L1">
        <text:list-item>
          <text:p text:style-name="P5">時間：中華民國105年10月28日上午10時整</text:p>
        </text:list-item>
        <text:list-item>
          <text:p text:style-name="P5">地點：三樓民眾談室</text:p>
        </text:list-item>
        <text:list-item>
          <text:p text:style-name="P5">主席：李主任慶華</text:p>
        </text:list-item>
        <text:list-item>
          <text:p text:style-name="P5">出席人員：張乃文、陳宗良、周力行、李美玲、潘惠婉 <text:s text:c="3"/>紀錄：陳苑蒨</text:p>
        </text:list-item>
        <text:list-item>
          <text:p text:style-name="P5">各單位報告事項：</text:p>
        </text:list-item>
      </text:list>
      <text:list xml:id="list8605365282697770187" text:style-name="L2">
        <text:list-item>
          <text:p text:style-name="P7">第一課</text:p>
        </text:list-item>
      </text:list>
      <text:list xml:id="list7609419313995058451" text:style-name="L3">
        <text:list-item>
          <text:p text:style-name="P8">本課10月1日至10月28日止，實價登錄案件共198件，其中憑證申報182件，線上申報紙本送件計1件，本所代填申報計15件，撤銷49件，駁回0件，另電話通知申報計46件。</text:p>
        </text:list-item>
        <text:list-item>
          <text:p text:style-name="P8">本市安樂區城上城案件，1350戶業已完成。</text:p>
        </text:list-item>
      </text:list>
      <text:list xml:id="list37237532" text:continue-list="list8605365282697770187" text:style-name="L2">
        <text:list-item>
          <text:p text:style-name="P7">第二課</text:p>
          <text:list>
            <text:list-item>
              <text:p text:style-name="P7">有關本市中山二路105巷34號建物申辦建物第一次測量登記乙案，臺北高等行政法院訂於11月10日進行言詞辯論。</text:p>
            </text:list-item>
            <text:list-item>
              <text:p text:style-name="P7">有關本市七堵區大華段851建號門牌疑義乙案，茲訂於11月11日下午現勘。</text:p>
            </text:list-item>
            <text:list-item>
              <text:p text:style-name="P7">有關法院塗銷未登記建物查封登記時，煩請一課會知本課，俾利修正圖籍。</text:p>
            </text:list-item>
          </text:list>
        </text:list-item>
        <text:list-item>
          <text:p text:style-name="P7">第三課</text:p>
          <text:list>
            <text:list-item>
              <text:p text:style-name="P7">本所約僱人員薛玉鳳小姐將於11月1日到職，負責地下室停車場及大樓管理工作，請各課轉知同仁惠予配合。</text:p>
            </text:list-item>
            <text:list-item>
              <text:p text:style-name="P7">年度維護案購置之10台內外網電腦已安裝完成，現正使用測試中，裝，感謝資訊人員莉娟的協助。</text:p>
            </text:list-item>
            <text:list-item>
              <text:p text:style-name="P7">本所105年內部控制制度自行評估計畫於10月13日簽奉核可，計畫<text:soft-page-break/>及附件表格業已送交各課及人事、會計，請將評估結果併同相關資料，於11月初之前交研考彙整統計。</text:p>
            </text:list-item>
            <text:list-item>
              <text:p text:style-name="P7">請各課轉知同仁，請儘速完成年度學習時數12小時，以及環境教育4小時以上的學習時數。</text:p>
            </text:list-item>
          </text:list>
        </text:list-item>
        <text:list-item>
          <text:p text:style-name="P7">人事</text:p>
          <text:list>
            <text:list-item>
              <text:p text:style-name="P7">「公務人員考試錄取人員訓練辦法」第二十七條業經考試院會同行政院、司法院於<text:span text:style-name="T12">105</text:span>年<text:span text:style-name="T12">10</text:span>月<text:span text:style-name="T12">12</text:span>日修正發布，為保障公務人員考試錄取人員參加社會保險之權益，將一般保險修正為公教人員保險，並明定自一百零六年一月一日以後之考試錄取人員適用之。但一百零五年十二月三十一日以前之考試錄取人員，仍適用一百零五年二月五日修正發布之條文。 <text:s text:c="2"/></text:p>
            </text:list-item>
            <text:list-item>
              <text:p text:style-name="P7">為瞭解要保機關及公保被保險人對臺灣銀行公保部服務品質之滿意度，並加強聯繫與溝通，藉以改進及提升服務績效，爰辦理「臺灣銀行公教保險部<text:span text:style-name="T12">105</text:span>年度第<text:span text:style-name="T12">4</text:span>季服務滿意度調查」，本調查係以網路問卷方式進行，請至該行全球資訊網（<text:span text:style-name="T12">http://www.bot.com.tw</text:span>），點選「公保服務」，點選「服務滿意度調查」，本次調查期間為本（<text:span text:style-name="T12">105</text:span>）年<text:span text:style-name="T12">10</text:span>月<text:span text:style-name="T12">17</text:span>日起至<text:span text:style-name="T12">10</text:span>月<text:span text:style-name="T12">31</text:span>日止，惠請轉知所屬公務同仁踴躍填寫。 <text:s/></text:p>
            </text:list-item>
            <text:list-item>
              <text:p text:style-name="P7">行政院人事行政總處函釋有關自<text:span text:style-name="T12">106</text:span>年<text:span text:style-name="T12">1</text:span>月<text:span text:style-name="T12">1</text:span>日以後始任約聘（僱）人員者，其曾任相關政府機關（構）、公立學校年資之慰勞假年資採計案，惠請轉知所屬同仁逕至本所網站差勤系統公布欄查閱。 <text:s/></text:p>
            </text:list-item>
          </text:list>
        </text:list-item>
        <text:list-item>
          <text:p text:style-name="P7">會計</text:p>
          <text:list>
            <text:list-item>
              <text:p text:style-name="P7">本所本年度截至9月底止歲入及歲出執行率如下：</text:p>
              <text:list>
                <text:list-item>
                  <text:p text:style-name="P7">歲入部份：</text:p>
                  <text:list>
                    <text:list-item>
                      <text:p text:style-name="P7">罰金罰鍰及怠金 <text:s text:c="3"/>：98.58%</text:p>
                    </text:list-item>
                    <text:list-item>
                      <text:p text:style-name="P7">行政規費收入 <text:s text:c="5"/>：127.36%</text:p>
                    </text:list-item>
                    <text:list-item>
                      <text:p text:style-name="P7"><text:soft-page-break/>使用規費收入 <text:s text:c="5"/>：127.64%</text:p>
                    </text:list-item>
                  </text:list>
                </text:list-item>
                <text:list-item>
                  <text:p text:style-name="P7">歲出部份：</text:p>
                  <text:list>
                    <text:list-item>
                      <text:p text:style-name="P7">行政管理 <text:s text:c="9"/>：93.00%</text:p>
                    </text:list-item>
                    <text:list-item>
                      <text:p text:style-name="P7">土地建物登記 <text:s text:c="5"/>：80.22%</text:p>
                    </text:list-item>
                    <text:list-item>
                      <text:p text:style-name="P7">土地建物測量及複丈：83.65%</text:p>
                    </text:list-item>
                    <text:list-item>
                      <text:p text:style-name="P7">平均地權 <text:s text:c="9"/>：97.89%</text:p>
                      <text:p text:style-name="P7">一般建築及設備 <text:s text:c="3"/>：94.06%</text:p>
                    </text:list-item>
                  </text:list>
                </text:list-item>
              </text:list>
            </text:list-item>
            <text:list-item>
              <text:p text:style-name="P7">行政院主計總處有關「105年10各機關統計調查一覽表」已公佈於行政院主計總處網站，請轉知同仁或請同仁至該網站查詢、運用，避免詐騙案件發生並提升對於政府統計調查之認知。</text:p>
            </text:list-item>
          </text:list>
        </text:list-item>
        <text:list-item>
          <text:p text:style-name="P7">研考</text:p>
        </text:list-item>
      </text:list>
      <text:list xml:id="list9058297880679205202" text:style-name="L4">
        <text:list-item>
          <text:list>
            <text:list-item>
              <text:p text:style-name="P9">本年度第<text:span text:style-name="T12">2</text:span>次櫃台優秀服務人員選拔活動訂於<text:span text:style-name="T12">10</text:span>月<text:span text:style-name="T12">31</text:span>日至<text:span text:style-name="T12">11</text:span>月<text:span text:style-name="T12">11</text:span>日舉辦，另各課績優服務人員票選活動則訂於<text:span text:style-name="T12">11</text:span>月<text:span text:style-name="T12">11</text:span>日辦理，屆時將請服務台及各課同仁配合辦理；經票選績優之服務人員將於主管會議或所務會議公開表揚。</text:p>
            </text:list-item>
          </text:list>
        </text:list-item>
      </text:list>
      <text:list xml:id="list4432401385707984185" text:style-name="L5">
        <text:list-item>
          <text:p text:style-name="P13">主席指示事項</text:p>
          <text:list>
            <text:list-item>
              <text:p text:style-name="P12"><text:span text:style-name="T14">有關法院塗銷未登記建物查封登記時一、二課間之連繫，請課長就作業細節部分再詳加討論，以維持地籍資料之完整正確</text:span><text:span text:style-name="T13">。</text:span></text:p>
            </text:list-item>
            <text:list-item>
              <text:p text:style-name="P10"><text:span text:style-name="T3">城上城案件能順利完成，感謝張課長及登記課同仁的辛勞，另也感謝測量課及地價課的配合與協助。 </text:span></text:p>
            </text:list-item>
            <text:list-item>
              <text:p text:style-name="P10"><text:bookmark text:name="yui_3_16_0_ym19_1_1478075240799_3778"/><text:bookmark text:name="yui_3_16_0_ym19_1_1478075240799_3780"/><text:span text:style-name="T3">「地籍異動即時通便民服務作業原則」自1</text:span><text:span text:style-name="T5">0月31日</text:span><text:span text:style-name="T3">生效，請依內政部及地政處指示報送相關統計資料。 </text:span></text:p>
            </text:list-item>
            <text:list-item>
              <text:p text:style-name="P10"><text:bookmark text:name="yui_3_16_0_ym19_1_1478075240799_3781"/><text:bookmark text:name="yui_3_16_0_ym19_1_1478075240799_3789"/><text:span text:style-name="T3">社區大學劉鳳珠師生美術黏土部分作品</text:span><text:span text:style-name="T5">10</text:span><text:span text:style-name="T3">月</text:span><text:bookmark text:name="yui_3_16_0_ym19_1_1478075240799_3790"/><text:span text:style-name="T5">26</text:span><text:span text:style-name="T3">日起在本所展示，希望能帶給本所一些藝術氣息及提供申辦民眾一種不一樣的視覺享受，相關作品請同仁注意維護。</text:span><text:span text:style-name="T3"> <text:s/></text:span></text:p>
            </text:list-item>
            <text:list-item>
              <text:p text:style-name="P10"><text:bookmark text:name="yui_3_16_0_ym19_1_1478075240799_3783"/><text:bookmark text:name="yui_3_16_0_ym19_1_1478075240799_3788"/><text:soft-page-break/><text:span text:style-name="T3">地政處將於</text:span><text:bookmark text:name="yui_3_16_0_ym19_1_1478075240799_5542"/><text:span text:style-name="T5">12</text:span><text:span text:style-name="T3">月</text:span><text:span text:style-name="T5">7</text:span><text:span text:style-name="T3">日蒞所辦理服務品質獎推薦評審作業，請各課配合研考預先妥為準備資料，並爭取佳績。 </text:span></text:p>
            </text:list-item>
            <text:list-item>
              <text:p text:style-name="P10"><text:bookmark text:name="yui_3_16_0_ym19_1_1478075240799_5890"/><text:bookmark text:name="yui_3_16_0_ym19_1_1478075240799_5889"/><text:span text:style-name="T5">106</text:span><text:bookmark text:name="yui_3_16_0_ym19_1_1478075240799_5647"/><text:bookmark text:name="yui_3_16_0_ym19_1_1478075240799_5646"/><text:span text:style-name="T3">年公告土地現值作業說明會於昨天（</text:span><text:bookmark text:name="yui_3_16_0_ym19_1_1478075240799_5737"/><text:span text:style-name="T5">10</text:span><text:span text:style-name="T3">月</text:span><text:span text:style-name="T5">27</text:span><text:span text:style-name="T3">日）在本所</text:span><text:span text:style-name="T5">4</text:span><text:span text:style-name="T3">樓會議室召開，各與會人士之意見，請三課同仁務必再行檢示，另今年之地價稅業已開徵勢必部分民眾會反應不能接受調漲的結果，亦請同仁耐心妥為解釋。</text:span></text:p>
            </text:list-item>
            <text:list-item>
              <text:p text:style-name="P11"><text:bookmark text:name="yui_3_16_0_ym19_1_1478075240799_5657"/><text:bookmark text:name="yui_3_16_0_ym19_1_1478075240799_5656"/><text:span text:style-name="T9">11</text:span><text:bookmark text:name="yui_3_16_0_ym19_1_1478075240799_5539"/><text:bookmark text:name="yui_3_16_0_ym19_1_1478075240799_5538"/><text:span text:style-name="T11">月</text:span><text:span text:style-name="T9">1</text:span><text:span text:style-name="T11">至</text:span><text:span text:style-name="T9">30</text:span><text:span text:style-name="T11">日為本市議會開會日，期間有</text:span><text:span text:style-name="T9">106</text:span><text:span text:style-name="T11">年預算的審查，請課長務必了解各項預算編列及相關作業執行細節。</text:span><text:span text:style-name="T4"> </text:span><text:span text:style-name="T3"><text:s/></text:span></text:p>
            </text:list-item>
          </text:list>
        </text:list-item>
      </text:list>
      <text:p text:style-name="P3"/>
      <text:list xml:id="list37256129" text:continue-numbering="true" text:style-name="L5">
        <text:list-item>
          <text:p text:style-name="P6">散會：上午10時45分</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span text:style-name="MT1"><text:page-count>4</text:page-coun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登記課 安樂地政</meta:initial-creator>
    <meta:creation-date>2016-06-29T13:28:16.62</meta:creation-date>
    <dc:date>2016-11-02T17:07:59.25</dc:date>
    <dc:creator>登記課 安樂地政</dc:creator>
    <meta:editing-duration>PT7H15M44S</meta:editing-duration>
    <meta:editing-cycles>24</meta:editing-cycles>
    <meta:generator>OpenOffice/4.1.2$Win32 OpenOffice.org_project/412m3$Build-9782</meta:generator>
    <meta:printed-by>登記課 安樂地政</meta:printed-by>
    <meta:print-date>2016-11-02T16:51:02.07</meta:print-date>
    <meta:document-statistic meta:table-count="0" meta:image-count="0" meta:object-count="0" meta:page-count="4" meta:paragraph-count="48" meta:word-count="1678" meta:character-count="1921"/>
  </office:meta>
</office:document-meta>
</file>